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A00000197EDB29A08FDBE702B.png" manifest:media-type="image/png"/>
  <manifest:file-entry manifest:full-path="Pictures/100002010000019C00000229399EBF51D4F152E0.png" manifest:media-type="image/png"/>
  <manifest:file-entry manifest:full-path="Pictures/100002010000010800000134F40F4A320DEED09E.png" manifest:media-type="image/png"/>
  <manifest:file-entry manifest:full-path="Pictures/100002010000028F0000015A56D8CA82CE8C6718.png" manifest:media-type="image/png"/>
  <manifest:file-entry manifest:full-path="Pictures/10000201000000BA0000018A333F8EE8852A0F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92cm" svg:height="10.424cm" svg:x="1.524cm" svg:y="2.022cm">
          <draw:image xlink:href="Pictures/10000201000000BA0000018A333F8EE8852A0F65.png" xlink:type="simple" xlink:show="embed" xlink:actuate="onLoad" loext:mime-type="image/png">
            <text:p/>
          </draw:image>
        </draw:frame>
        <draw:frame draw:style-name="gr1" draw:text-style-name="P1" draw:layer="layout" svg:width="8.818cm" svg:height="11.836cm" svg:x="7.946cm" svg:y="0.508cm">
          <draw:image xlink:href="Pictures/100002010000019C00000229399EBF51D4F152E0.png" xlink:type="simple" xlink:show="embed" xlink:actuate="onLoad" loext:mime-type="image/png">
            <text:p/>
          </draw:image>
        </draw:frame>
        <draw:frame draw:style-name="gr1" draw:text-style-name="P1" draw:layer="layout" svg:width="10.635cm" svg:height="5.618cm" draw:transform="rotate (-1.56678206951531) translate (23.652cm 2.043cm)">
          <draw:image xlink:href="Pictures/100002010000028F0000015A56D8CA82CE8C6718.png" xlink:type="simple" xlink:show="embed" xlink:actuate="onLoad" loext:mime-type="image/png">
            <text:p/>
          </draw:image>
        </draw:frame>
        <draw:frame draw:style-name="gr2" draw:text-style-name="P3" draw:layer="layout" svg:width="6.454cm" svg:height="1.353cm" svg:x="1.274cm" svg:y="0.875cm">
          <draw:text-box>
            <text:p text:style-name="P2">EasyEDA</text:p>
            <text:p text:style-name="P2">COMM-TH_A000005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6.984cm" svg:height="8.148cm" svg:x="4.318cm" svg:y="3.028cm">
          <draw:image xlink:href="Pictures/100002010000010800000134F40F4A320DEED09E.png" xlink:type="simple" xlink:show="embed" xlink:actuate="onLoad" loext:mime-type="image/png">
            <text:p/>
          </draw:image>
        </draw:frame>
        <draw:frame draw:style-name="gr1" draw:text-style-name="P1" draw:layer="layout" svg:width="5.344cm" svg:height="10.768cm" svg:x="19.294cm" svg:y="1.932cm">
          <draw:image xlink:href="Pictures/10000201000000CA00000197EDB29A08FDBE70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6T08:38:47.301131315</meta:creation-date>
    <dc:date>2024-08-06T08:52:24.425692365</dc:date>
    <meta:editing-duration>PT3M27S</meta:editing-duration>
    <meta:editing-cycles>1</meta:editing-cycles>
    <meta:document-statistic meta:object-count="31"/>
    <meta:generator>LibreOffice/6.4.7.2$Linux_X86_64 LibreOffice_project/40$Build-2</meta:generator>
  </office:meta>
</office:document-meta>
</file>